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3" calcext:value-type="float">
            <text:p>1273</text:p>
          </table:table-cell>
          <table:table-cell table:style-name="ce7" table:formula="of:=COUNTIF([.B7:.B999998];&quot;X&quot;)" office:value-type="float" office:value="1097" calcext:value-type="float">
            <text:p>109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4" calcext:value-type="float">
            <text:p>13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3" table:number-rows-repeated="13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23:24:13.1344193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7T23:25:05.125936695</dc:date>
    <meta:editing-duration>P1DT9H40M20S</meta:editing-duration>
    <meta:editing-cycles>1264</meta:editing-cycles>
    <meta:document-statistic meta:table-count="1" meta:cell-count="7682" meta:object-count="0"/>
  </office:meta>
</office:document-meta>
</file>